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roduction</text:p>
      <text:p text:style-name="Standard">Ethics</text:p>
      <text:p text:style-name="Standard"/>
      <text:p text:style-name="Standard">An ethical discussion is not applicable to Reliable UDP as it is a communication protocol and no humans are directly involved with its use. Chord is also a low level technique but despite that, it adds a key technique to applications that make use of it, which is namely the avoidance of a central server and the distributed storage of information, which has several implications.</text:p>
      <text:p text:style-name="Standard">As the information is not stored in a central point it is much harder to monitor, manipulate or censor this information. For example a surpressive nation could easily manipulate a central server instead of a distributed system.</text:p>
      <text:p text:style-name="Standard">The same is true for the opposite. As the data is spread among several systems of a distributed system, it might be easier for a malicious party to enter this system and spread wrong infor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8T17:23:32</meta:creation-date>
    <dc:date>2012-06-08T17:46:13</dc:date>
    <meta:editing-duration>PT11M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5" meta:word-count="139" meta:character-count="820" meta:non-whitespace-character-count="686"/>
  </office:meta>
</office:document-meta>
</file>